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dddddd" draw:fill="none" draw:fill-color="#eeeeee"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52cm" svg:height="9.128cm" svg:x="11cm" svg:y="3.3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3T15:09:42.080678985</meta:creation-date>
    <dc:date>2022-02-11T13:38:53.752314722</dc:date>
    <meta:editing-duration>PT41M38S</meta:editing-duration>
    <meta:editing-cycles>39</meta:editing-cycles>
    <meta:generator>LibreOffice/7.2.5.2.0$Linux_X86_64 LibreOffice_project/20$Build-2</meta:generator>
    <dc:creator>F</dc:creator>
    <meta:document-statistic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20036" number:language="sl" number:country="SI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20036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553cm" svg:height="9.129cm" xlink:href="." xlink:type="simple" chart:class="chart:bar" chart:style-name="ch1">
        <chart:plot-area chart:style-name="ch2" chart:data-source-has-labels="both" svg:x="-3.655cm" svg:y="0.181cm" svg:width="11.988cm" svg:height="8.843cm">
          <chart:coordinate-region svg:x="0.552cm" svg:y="0.181cm" svg:width="3.573cm" svg:height="8.196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 chart:style-name="ch8"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very very very very very very very very very very loooooooooooong label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34a853" draw:end-color="#34a853" draw:start-intensity="100%" draw:end-intensity="100%" draw:angle="0deg" draw:border="25%"/>
    <draw:gradient draw:name="msFillGradient_20_1_20_-1" draw:display-name="msFillGradient 1 -1" draw:style="linear" draw:start-color="#34a853" draw:end-color="#34a853" draw:start-intensity="100%" draw:end-intensity="100%" draw:angle="0deg" draw:border="25%"/>
    <draw:gradient draw:name="msFillGradient_20_1_20_0" draw:display-name="msFillGradient 1 0" draw:style="linear" draw:start-color="#34a853" draw:end-color="#34a853" draw:start-intensity="100%" draw:end-intensity="100%" draw:angle="0deg" draw:border="25%"/>
    <draw:gradient draw:name="msFillGradient_20_1_20_1" draw:display-name="msFillGradient 1 1" draw:style="linear" draw:start-color="#34a853" draw:end-color="#34a853" draw:start-intensity="100%" draw:end-intensity="100%" draw:angle="0deg" draw:border="25%"/>
    <draw:gradient draw:name="msFillGradient_20_1_20_2" draw:display-name="msFillGradient 1 2" draw:style="linear" draw:start-color="#34a853" draw:end-color="#34a853" draw:start-intensity="100%" draw:end-intensity="100%" draw:angle="0deg" draw:border="25%"/>
  </office:styles>
</office:document-styles>
</file>